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SymbolMT" svg:font-family="SymbolMT"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automatic-styles>
    <style:style style:name="P1" style:family="paragraph" style:parent-style-name="Normal1">
      <style:paragraph-properties fo:line-height="150%"/>
    </style:style>
    <style:style style:name="P2" style:family="paragraph" style:parent-style-name="Normal1">
      <style:paragraph-properties fo:line-height="150%"/>
      <style:text-properties fo:font-style="italic" style:font-style-asian="italic" style:font-style-complex="italic"/>
    </style:style>
    <style:style style:name="P3" style:family="paragraph" style:parent-style-name="Normal1">
      <style:paragraph-properties fo:text-align="center" style:justify-single-word="false"/>
      <style:text-properties fo:font-size="14pt" style:text-underline-style="solid" style:text-underline-width="auto" style:text-underline-color="font-color" officeooo:rsid="0033dfd2" officeooo:paragraph-rsid="0033dfd2" style:font-size-asian="14pt" style:font-size-complex="14pt"/>
    </style:style>
    <style:style style:name="P4" style:family="paragraph" style:parent-style-name="Normal1">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5" style:family="paragraph" style:parent-style-name="Normal1">
      <style:paragraph-properties fo:line-height="150%"/>
      <style:text-properties fo:font-size="12pt" fo:font-style="normal" officeooo:rsid="0030a911" officeooo:paragraph-rsid="0030a911" style:font-size-asian="12pt" style:font-style-asian="normal" style:font-size-complex="12pt" style:font-style-complex="normal"/>
    </style:style>
    <style:style style:name="P6" style:family="paragraph" style:parent-style-name="Normal1">
      <style:text-properties fo:font-weight="bold" style:font-weight-asian="bold"/>
    </style:style>
    <style:style style:name="P7" style:family="paragraph" style:parent-style-name="Normal1">
      <style:paragraph-properties fo:text-align="center" style:justify-single-word="false"/>
      <style:text-properties fo:font-weight="bold" style:font-weight-asian="bold"/>
    </style:style>
    <style:style style:name="P8" style:family="paragraph" style:parent-style-name="Normal1">
      <style:paragraph-properties fo:line-height="150%"/>
      <style:text-properties fo:font-weight="bold" style:font-weight-asian="bold"/>
    </style:style>
    <style:style style:name="P9" style:family="paragraph" style:parent-style-name="Normal1">
      <style:paragraph-properties fo:margin-left="0cm" fo:margin-right="0cm" fo:margin-top="0cm" fo:margin-bottom="0cm" loext:contextual-spacing="true" fo:line-height="150%" fo:text-indent="0cm" style:auto-text-indent="false"/>
      <style:text-properties officeooo:paragraph-rsid="0026ba71"/>
    </style:style>
    <style:style style:name="P10" style:family="paragraph" style:parent-style-name="Normal1">
      <style:paragraph-properties fo:margin-left="0cm" fo:margin-right="0cm" fo:margin-top="0cm" fo:margin-bottom="0cm" loext:contextual-spacing="true" fo:line-height="150%" fo:text-indent="0cm" style:auto-text-indent="false"/>
      <style:text-properties fo:font-size="12pt" style:font-size-asian="12pt" style:font-size-complex="12pt"/>
    </style:style>
    <style:style style:name="P11" style:family="paragraph" style:parent-style-name="Normal1">
      <style:paragraph-properties fo:margin-left="0cm" fo:margin-right="0cm" fo:margin-top="0cm" fo:margin-bottom="0cm" loext:contextual-spacing="true" fo:line-height="150%" fo:text-indent="0cm" style:auto-text-indent="false"/>
      <style:text-properties fo:font-size="12pt" officeooo:paragraph-rsid="002c8003" style:font-size-asian="12pt" style:font-size-complex="12pt"/>
    </style:style>
    <style:style style:name="P12" style:family="paragraph" style:parent-style-name="Normal1">
      <style:paragraph-properties fo:margin-left="0cm" fo:margin-right="0cm" fo:margin-top="0cm" fo:margin-bottom="0cm" loext:contextual-spacing="true" fo:line-height="150%" fo:text-indent="0cm" style:auto-text-indent="false"/>
      <style:text-properties fo:font-size="12pt" officeooo:paragraph-rsid="001b3f75" style:font-size-asian="12pt" style:font-size-complex="12pt"/>
    </style:style>
    <style:style style:name="P13" style:family="paragraph" style:parent-style-name="Normal1">
      <style:paragraph-properties fo:margin-left="0cm" fo:margin-right="0cm" fo:margin-top="0cm" fo:margin-bottom="0cm" loext:contextual-spacing="true" fo:line-height="150%" fo:text-indent="0cm" style:auto-text-indent="false"/>
      <style:text-properties fo:font-size="12pt" officeooo:paragraph-rsid="0027b6a0" style:font-size-asian="12pt" style:font-size-complex="12pt"/>
    </style:style>
    <style:style style:name="P14" style:family="paragraph" style:parent-style-name="Normal1">
      <style:paragraph-properties fo:margin-left="0cm" fo:margin-right="0cm" fo:margin-top="0cm" fo:margin-bottom="0cm" loext:contextual-spacing="true" fo:line-height="150%" fo:text-indent="0cm" style:auto-text-indent="false"/>
      <style:text-properties fo:font-size="12pt" officeooo:paragraph-rsid="00376f64" style:font-size-asian="12pt" style:font-size-complex="12pt"/>
    </style:style>
    <style:style style:name="P15" style:family="paragraph" style:parent-style-name="Normal1">
      <style:paragraph-properties fo:margin-left="0cm" fo:margin-right="0cm" fo:margin-top="0cm" fo:margin-bottom="0cm" loext:contextual-spacing="true" fo:line-height="150%" fo:text-indent="0cm" style:auto-text-indent="false"/>
      <style:text-properties fo:font-size="12pt" officeooo:rsid="002f7f77" officeooo:paragraph-rsid="002f7f77" style:font-size-asian="12pt" style:font-size-complex="12pt"/>
    </style:style>
    <style:style style:name="P16" style:family="paragraph" style:parent-style-name="Normal1">
      <style:paragraph-properties fo:margin-left="0cm" fo:margin-right="0cm" fo:margin-top="0cm" fo:margin-bottom="0cm" loext:contextual-spacing="true" fo:line-height="150%" fo:text-indent="0cm" style:auto-text-indent="false"/>
      <style:text-properties fo:font-size="12pt" officeooo:rsid="002f7f77" officeooo:paragraph-rsid="001b3f75" style:font-size-asian="12pt" style:font-size-complex="12pt"/>
    </style:style>
    <style:style style:name="P17" style:family="paragraph" style:parent-style-name="Normal1">
      <style:paragraph-properties fo:margin-left="0cm" fo:margin-right="0cm" fo:margin-top="0cm" fo:margin-bottom="0cm" loext:contextual-spacing="true" fo:line-height="150%" fo:text-indent="0cm" style:auto-text-indent="false"/>
      <style:text-properties fo:font-size="12pt" officeooo:rsid="0026ba71" officeooo:paragraph-rsid="0026ba71" style:font-size-asian="12pt" style:font-size-complex="12pt"/>
    </style:style>
    <style:style style:name="P18" style:family="paragraph" style:parent-style-name="Normal1">
      <style:paragraph-properties fo:margin-left="0cm" fo:margin-right="0cm" fo:margin-top="0cm" fo:margin-bottom="0cm" loext:contextual-spacing="true" fo:line-height="150%" fo:text-indent="0cm" style:auto-text-indent="false"/>
      <style:text-properties fo:font-size="12pt" officeooo:rsid="00245b92" officeooo:paragraph-rsid="00245b92" style:font-size-asian="12pt" style:font-size-complex="12pt"/>
    </style:style>
    <style:style style:name="P19" style:family="paragraph" style:parent-style-name="Normal1">
      <style:paragraph-properties fo:margin-left="0cm" fo:margin-right="0cm" fo:margin-top="0cm" fo:margin-bottom="0cm" loext:contextual-spacing="true" fo:line-height="150%" fo:text-indent="0cm" style:auto-text-indent="false"/>
      <style:text-properties fo:font-size="12pt" officeooo:rsid="0027b6a0" officeooo:paragraph-rsid="0027b6a0" style:font-size-asian="12pt" style:font-size-complex="12pt"/>
    </style:style>
    <style:style style:name="P20" style:family="paragraph" style:parent-style-name="Normal1">
      <style:paragraph-properties fo:margin-left="0cm" fo:margin-right="0cm" fo:margin-top="0cm" fo:margin-bottom="0cm" loext:contextual-spacing="true" fo:line-height="150%" fo:text-indent="0cm" style:auto-text-indent="false"/>
      <style:text-properties fo:font-size="12pt" officeooo:rsid="00376f64" officeooo:paragraph-rsid="00376f64" style:font-size-asian="12pt" style:font-size-complex="12pt"/>
    </style:style>
    <style:style style:name="P21" style:family="paragraph" style:parent-style-name="Normal1">
      <style:paragraph-properties fo:margin-left="0cm" fo:margin-right="0cm" fo:margin-top="0cm" fo:margin-bottom="0cm" loext:contextual-spacing="true" fo:line-height="150%" fo:text-indent="0cm" style:auto-text-indent="false"/>
      <style:text-properties fo:font-size="12pt" officeooo:rsid="00376f64" officeooo:paragraph-rsid="0026ba71" style:font-size-asian="12pt" style:font-size-complex="12pt"/>
    </style:style>
    <style:style style:name="P22" style:family="paragraph" style:parent-style-name="Normal1">
      <style:paragraph-properties fo:margin-left="0cm" fo:margin-right="0cm" fo:margin-top="0cm" fo:margin-bottom="0cm" loext:contextual-spacing="true" fo:line-height="150%" fo:text-indent="0cm" style:auto-text-indent="false"/>
      <style:text-properties fo:font-size="12pt" officeooo:rsid="001b3f75" officeooo:paragraph-rsid="001b3f75" style:font-size-asian="12pt" style:font-size-complex="12pt"/>
    </style:style>
    <style:style style:name="P23" style:family="paragraph" style:parent-style-name="Normal1">
      <style:paragraph-properties fo:margin-left="0cm" fo:margin-right="0cm" fo:margin-top="0cm" fo:margin-bottom="0cm" loext:contextual-spacing="true" fo:line-height="150%" fo:text-indent="0cm" style:auto-text-indent="false"/>
      <style:text-properties fo:font-size="12pt" officeooo:rsid="001954a5" style:font-size-asian="12pt" style:font-size-complex="12pt"/>
    </style:style>
    <style:style style:name="P24" style:family="paragraph" style:parent-style-name="Normal1">
      <style:paragraph-properties fo:margin-left="0cm" fo:margin-right="0cm" fo:margin-top="0cm" fo:margin-bottom="0cm" loext:contextual-spacing="true" fo:line-height="150%" fo:text-indent="0cm" style:auto-text-indent="false"/>
      <style:text-properties fo:font-size="12pt" officeooo:rsid="0019f4c0" officeooo:paragraph-rsid="0019f4c0" style:font-size-asian="12pt" style:font-size-complex="12pt"/>
    </style:style>
    <style:style style:name="P25" style:family="paragraph" style:parent-style-name="Normal1">
      <style:paragraph-properties fo:margin-left="0cm" fo:margin-right="0cm" fo:margin-top="0cm" fo:margin-bottom="0cm" loext:contextual-spacing="true" fo:line-height="150%" fo:text-indent="0cm" style:auto-text-indent="false"/>
      <style:text-properties fo:font-size="12pt" officeooo:rsid="004158a9" officeooo:paragraph-rsid="0027b6a0" style:font-size-asian="12pt" style:font-size-complex="12pt"/>
    </style:style>
    <style:style style:name="P26" style:family="paragraph" style:parent-style-name="Normal1">
      <style:paragraph-properties fo:margin-left="0cm" fo:margin-right="0cm" fo:margin-top="0cm" fo:margin-bottom="0cm" loext:contextual-spacing="true" fo:line-height="150%" fo:text-indent="0cm" style:auto-text-indent="false"/>
      <style:text-properties fo:font-size="12pt" fo:font-style="normal" officeooo:rsid="0030a911" officeooo:paragraph-rsid="0030a911" style:font-size-asian="12pt" style:font-style-asian="normal" style:font-size-complex="12pt" style:font-style-complex="normal"/>
    </style:style>
    <style:style style:name="P27" style:family="paragraph" style:parent-style-name="Normal1">
      <style:paragraph-properties fo:margin-left="0cm" fo:margin-right="0cm" fo:margin-top="0cm" fo:margin-bottom="0cm" loext:contextual-spacing="true" fo:line-height="150%" fo:text-indent="0cm" style:auto-text-indent="false"/>
      <style:text-properties fo:font-size="12pt" fo:font-style="normal" officeooo:rsid="003b8b7a" officeooo:paragraph-rsid="003b8b7a" style:font-size-asian="12pt" style:font-style-asian="normal" style:font-size-complex="12pt" style:font-style-complex="normal"/>
    </style:style>
    <style:style style:name="P28" style:family="paragraph" style:parent-style-name="Normal1">
      <style:paragraph-properties fo:margin-left="0cm" fo:margin-right="0cm" fo:margin-top="0cm" fo:margin-bottom="0cm" loext:contextual-spacing="true" fo:line-height="150%" fo:text-indent="0cm" style:auto-text-indent="false"/>
      <style:text-properties fo:font-size="12pt" fo:font-style="normal" officeooo:rsid="00410a57" officeooo:paragraph-rsid="003dab0b" style:font-size-asian="12pt" style:font-style-asian="normal" style:font-size-complex="12pt" style:font-style-complex="normal"/>
    </style:style>
    <style:style style:name="P29" style:family="paragraph" style:parent-style-name="Normal1">
      <style:paragraph-properties fo:margin-left="0cm" fo:margin-right="0cm" fo:margin-top="0cm" fo:margin-bottom="0cm" loext:contextual-spacing="true" fo:line-height="150%" fo:text-indent="0cm" style:auto-text-indent="false"/>
      <style:text-properties fo:font-size="12pt" fo:font-style="normal" officeooo:rsid="00410a57" officeooo:paragraph-rsid="00410a57" style:font-size-asian="12pt" style:font-style-asian="normal" style:font-size-complex="12pt" style:font-style-complex="normal"/>
    </style:style>
    <style:style style:name="P30" style:family="paragraph" style:parent-style-name="Normal1">
      <style:paragraph-properties fo:margin-left="0cm" fo:margin-right="0cm" fo:margin-top="0cm" fo:margin-bottom="0cm" loext:contextual-spacing="true" fo:line-height="150%" fo:text-indent="0cm" style:auto-text-indent="false"/>
      <style:text-properties fo:font-style="normal" officeooo:rsid="002f7f77" officeooo:paragraph-rsid="002f7f77" style:font-style-asian="normal" style:font-style-complex="normal"/>
    </style:style>
    <style:style style:name="P31" style:family="paragraph" style:parent-style-name="Normal1">
      <style:paragraph-properties fo:margin-top="0cm" fo:margin-bottom="0cm" loext:contextual-spacing="true" fo:line-height="150%"/>
      <style:text-properties fo:font-size="12pt" officeooo:rsid="001b3f75" officeooo:paragraph-rsid="0023f5c8" style:font-size-asian="12pt" style:font-size-complex="12pt"/>
    </style:style>
    <style:style style:name="P32" style:family="paragraph" style:parent-style-name="Normal1">
      <style:paragraph-properties fo:margin-top="0cm" fo:margin-bottom="0cm" loext:contextual-spacing="true" fo:line-height="150%"/>
      <style:text-properties fo:font-size="12pt" fo:font-style="normal" officeooo:rsid="003298b5" officeooo:paragraph-rsid="003298b5" style:font-size-asian="12pt" style:font-style-asian="normal" style:font-size-complex="12pt" style:font-style-complex="normal"/>
    </style:style>
    <style:style style:name="P33" style:family="paragraph" style:parent-style-name="Heading_20_1">
      <style:paragraph-properties fo:line-height="150%"/>
    </style:style>
    <style:style style:name="P34" style:family="paragraph" style:parent-style-name="Heading_20_1">
      <style:paragraph-properties fo:line-height="150%"/>
      <style:text-properties fo:font-style="italic" style:font-style-asian="italic" style:font-style-complex="italic"/>
    </style:style>
    <style:style style:name="P35" style:family="paragraph" style:parent-style-name="Heading_20_2">
      <style:paragraph-properties fo:line-height="150%"/>
    </style:style>
    <style:style style:name="P36" style:family="paragraph" style:parent-style-name="Heading_20_2">
      <style:paragraph-properties fo:line-height="150%"/>
      <style:text-properties officeooo:paragraph-rsid="0027b6a0"/>
    </style:style>
    <style:style style:name="P37" style:family="paragraph" style:parent-style-name="Heading_20_2">
      <style:paragraph-properties fo:line-height="150%"/>
      <style:text-properties fo:font-style="normal" style:font-style-asian="normal" style:font-style-complex="normal"/>
    </style:style>
    <style:style style:name="P38" style:family="paragraph" style:parent-style-name="Standard">
      <style:paragraph-properties fo:line-height="150%"/>
      <style:text-properties officeooo:paragraph-rsid="0030a911"/>
    </style:style>
    <style:style style:name="P39" style:family="paragraph" style:parent-style-name="Contents_20_2">
      <style:paragraph-properties>
        <style:tab-stops>
          <style:tab-stop style:position="16.51cm" style:type="right" style:leader-style="dotted" style:leader-text="."/>
        </style:tab-stops>
      </style:paragraph-properties>
    </style:style>
    <style:style style:name="P40" style:family="paragraph" style:parent-style-name="Contents_20_1">
      <style:paragraph-properties>
        <style:tab-stops>
          <style:tab-stop style:position="16.51cm" style:type="right" style:leader-style="dotted" style:leader-text="."/>
        </style:tab-stops>
      </style:paragraph-properties>
    </style:style>
    <style:style style:name="P41" style:family="paragraph" style:parent-style-name="Normal1">
      <style:paragraph-properties fo:line-height="150%"/>
      <style:text-properties fo:font-style="italic" fo:font-weight="bold" style:font-style-asian="italic" style:font-weight-asian="bold" style:font-style-complex="italic"/>
    </style:style>
    <style:style style:name="T1" style:family="text">
      <style:text-properties fo:font-weight="bold" style:font-weight-asian="bold"/>
    </style:style>
    <style:style style:name="T2" style:family="text">
      <style:text-properties fo:font-weight="bold" officeooo:rsid="001c999b" style:font-weight-asian="bold"/>
    </style:style>
    <style:style style:name="T3" style:family="text">
      <style:text-properties fo:font-weight="bold" officeooo:rsid="0027b6a0" style:font-weight-asian="bold"/>
    </style:style>
    <style:style style:name="T4" style:family="text">
      <style:text-properties officeooo:rsid="001b3f75"/>
    </style:style>
    <style:style style:name="T5" style:family="text">
      <style:text-properties officeooo:rsid="001c999b"/>
    </style:style>
    <style:style style:name="T6" style:family="text">
      <style:text-properties style:text-position="super 58%"/>
    </style:style>
    <style:style style:name="T7" style:family="text">
      <style:text-properties officeooo:rsid="0027b6a0"/>
    </style:style>
    <style:style style:name="T8" style:family="text">
      <style:text-properties officeooo:rsid="002bb544"/>
    </style:style>
    <style:style style:name="T9" style:family="text">
      <style:text-properties officeooo:rsid="002c8003"/>
    </style:style>
    <style:style style:name="T10" style:family="text">
      <style:text-properties officeooo:rsid="002f7f77"/>
    </style:style>
    <style:style style:name="T11" style:family="text">
      <style:text-properties fo:color="#000000" style:font-name="SymbolMT" fo:font-size="12pt" fo:font-style="normal" fo:font-weight="normal" officeooo:rsid="0030a911" style:font-size-asian="12pt" style:font-style-asian="normal" style:font-weight-asian="normal" style:font-size-complex="12pt" style:font-style-complex="italic"/>
    </style:style>
    <style:style style:name="T12" style:family="text">
      <style:text-properties fo:color="#000000" style:font-name="Arial1" fo:font-size="12pt" fo:font-style="normal" fo:font-weight="normal" officeooo:rsid="0030a911" style:font-size-asian="12pt" style:font-style-asian="normal" style:font-weight-asian="normal" style:font-size-complex="12pt" style:font-style-complex="italic"/>
    </style:style>
    <style:style style:name="T13" style:family="text">
      <style:text-properties officeooo:rsid="00376f64"/>
    </style:style>
    <style:style style:name="T14" style:family="text">
      <style:text-properties officeooo:rsid="003991a9"/>
    </style:style>
    <style:style style:name="T15" style:family="text">
      <style:text-properties officeooo:rsid="0039ce85"/>
    </style:style>
    <style:style style:name="T16" style:family="text">
      <style:text-properties officeooo:rsid="003adb80"/>
    </style:style>
    <style:style style:name="T17" style:family="text">
      <style:text-properties officeooo:rsid="003b8b7a"/>
    </style:style>
    <style:style style:name="T18" style:family="text">
      <style:text-properties officeooo:rsid="003dab0b"/>
    </style:style>
    <style:style style:name="T19" style:family="text">
      <style:text-properties officeooo:rsid="0042767e"/>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3dab0b"/>
    </style:style>
    <style:style style:name="T22" style:family="text">
      <style:text-properties officeooo:rsid="00446483"/>
    </style:style>
    <style:style style:name="T23" style:family="text">
      <style:text-properties officeooo:rsid="0045fb3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4"/>
      <text:p text:style-name="P3"><text:span text:style-name="T1">Preregistration for “</text:span><text:span text:style-name="T3">Importance of Intent and Outcome in the Perception of Happiness”</text:span></text:p>
      <text:p text:style-name="P7"/>
      <text:table-of-content text:style-name="Sect1"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0"><text:a xlink:type="simple" xlink:href="#__RefHeading___Toc1230_868749962" text:style-name="Index_20_Link" text:visited-style-name="Index_20_Link">1. Study Information<text:tab/>2</text:a></text:p>
          <text:p text:style-name="P39"><text:a xlink:type="simple" xlink:href="#__RefHeading___Toc1232_868749962" text:style-name="Index_20_Link" text:visited-style-name="Index_20_Link">1.1 Title<text:tab/>2</text:a></text:p>
          <text:p text:style-name="P39"><text:a xlink:type="simple" xlink:href="#__RefHeading___Toc1234_868749962" text:style-name="Index_20_Link" text:visited-style-name="Index_20_Link">1.2 Authorship<text:tab/>2</text:a></text:p>
          <text:p text:style-name="P39"><text:a xlink:type="simple" xlink:href="#__RefHeading___Toc1236_868749962" text:style-name="Index_20_Link" text:visited-style-name="Index_20_Link">1.3 Research Questions<text:tab/>2</text:a></text:p>
          <text:p text:style-name="P39"><text:a xlink:type="simple" xlink:href="#__RefHeading___Toc1238_868749962" text:style-name="Index_20_Link" text:visited-style-name="Index_20_Link">1.4 Hypotheses<text:tab/>2</text:a></text:p>
          <text:p text:style-name="P40"><text:a xlink:type="simple" xlink:href="#__RefHeading___Toc1240_868749962" text:style-name="Index_20_Link" text:visited-style-name="Index_20_Link">2. Sampling Plan<text:tab/>2</text:a></text:p>
          <text:p text:style-name="P39"><text:a xlink:type="simple" xlink:href="#__RefHeading___Toc1292_868749962" text:style-name="Index_20_Link" text:visited-style-name="Index_20_Link">2.1 Registration prior to creation of data<text:tab/>2</text:a></text:p>
          <text:p text:style-name="P39"><text:a xlink:type="simple" xlink:href="#__RefHeading___Toc1290_868749962" text:style-name="Index_20_Link" text:visited-style-name="Index_20_Link">2.2 Explanation of existing data<text:tab/>2</text:a></text:p>
          <text:p text:style-name="P39"><text:a xlink:type="simple" xlink:href="#__RefHeading___Toc1242_868749962" text:style-name="Index_20_Link" text:visited-style-name="Index_20_Link">2.3 Data collection procedures<text:tab/>3</text:a></text:p>
          <text:p text:style-name="P39"><text:a xlink:type="simple" xlink:href="#__RefHeading___Toc1244_868749962" text:style-name="Index_20_Link" text:visited-style-name="Index_20_Link">2.4 Sample size<text:tab/>3</text:a></text:p>
          <text:p text:style-name="P40"><text:a xlink:type="simple" xlink:href="#__RefHeading___Toc1250_868749962" text:style-name="Index_20_Link" text:visited-style-name="Index_20_Link">3. Variables<text:tab/>3</text:a></text:p>
          <text:p text:style-name="P39"><text:a xlink:type="simple" xlink:href="#__RefHeading___Toc1252_868749962" text:style-name="Index_20_Link" text:visited-style-name="Index_20_Link">3.1 Manipulated variables<text:tab/>3</text:a></text:p>
          <text:p text:style-name="P39"><text:a xlink:type="simple" xlink:href="#__RefHeading___Toc1254_868749962" text:style-name="Index_20_Link" text:visited-style-name="Index_20_Link">3.2 Measured variables<text:tab/>3</text:a></text:p>
          <text:p text:style-name="P39"><text:a xlink:type="simple" xlink:href="#__RefHeading___Toc1256_868749962" text:style-name="Index_20_Link" text:visited-style-name="Index_20_Link">3.3 Indices<text:tab/>4</text:a></text:p>
          <text:p text:style-name="P40"><text:a xlink:type="simple" xlink:href="#__RefHeading___Toc1258_868749962" text:style-name="Index_20_Link" text:visited-style-name="Index_20_Link">4. Design Plan<text:tab/>4</text:a></text:p>
          <text:p text:style-name="P39"><text:a xlink:type="simple" xlink:href="#__RefHeading___Toc1260_868749962" text:style-name="Index_20_Link" text:visited-style-name="Index_20_Link">4.1 Study type<text:tab/>4</text:a></text:p>
          <text:p text:style-name="P39"><text:a xlink:type="simple" xlink:href="#__RefHeading___Toc1264_868749962" text:style-name="Index_20_Link" text:visited-style-name="Index_20_Link">4.2 Study design<text:tab/>4</text:a></text:p>
          <text:p text:style-name="P39"><text:a xlink:type="simple" xlink:href="#__RefHeading___Toc1266_868749962" text:style-name="Index_20_Link" text:visited-style-name="Index_20_Link">4.3 Randomization<text:tab/>4</text:a></text:p>
          <text:p text:style-name="P40"><text:a xlink:type="simple" xlink:href="#__RefHeading___Toc1268_868749962" text:style-name="Index_20_Link" text:visited-style-name="Index_20_Link">5. Analysis Plan<text:tab/>5</text:a></text:p>
          <text:p text:style-name="P39"><text:a xlink:type="simple" xlink:href="#__RefHeading___Toc1270_868749962" text:style-name="Index_20_Link" text:visited-style-name="Index_20_Link">5.1 Statistical models<text:tab/>5</text:a></text:p>
          <text:p text:style-name="P39"><text:a xlink:type="simple" xlink:href="#__RefHeading___Toc1276_868749962" text:style-name="Index_20_Link" text:visited-style-name="Index_20_Link">5.2 Inference criteria<text:tab/>5</text:a></text:p>
          <text:p text:style-name="P39"><text:a xlink:type="simple" xlink:href="#__RefHeading___Toc1278_868749962" text:style-name="Index_20_Link" text:visited-style-name="Index_20_Link">5.3 Data exclusion<text:tab/>5</text:a></text:p>
          <text:p text:style-name="P39"><text:a xlink:type="simple" xlink:href="#__RefHeading___Toc1280_868749962" text:style-name="Index_20_Link" text:visited-style-name="Index_20_Link">5.4 Missing data<text:tab/>5</text:a></text:p>
        </text:index-body>
      </text:table-of-content>
      <text:p text:style-name="P6"/>
      <text:p text:style-name="P6"/>
      <text:p text:style-name="P8"/>
      <text:p text:style-name="P8"/>
      <text:p text:style-name="P8"/>
      <text:p text:style-name="P8"/>
      <text:p text:style-name="P8"/>
      <text:p text:style-name="P8"/>
      <text:h text:style-name="P33" text:outline-level="1"><text:bookmark text:name="_GoBack"/><text:bookmark-start text:name="__RefHeading___Toc1230_868749962"/><text:soft-page-break/><text:span text:style-name="T5">1. </text:span>Study Information<text:bookmark-end text:name="__RefHeading___Toc1230_868749962"/></text:h>
      <text:h text:style-name="P35" text:outline-level="2"><text:bookmark-start text:name="__RefHeading___Toc1232_868749962"/><text:span text:style-name="T5">1.1 </text:span>Title <text:bookmark-end text:name="__RefHeading___Toc1232_868749962"/></text:h>
      <text:p text:style-name="P19"><text:span text:style-name="T14">The </text:span>Importance of Intent and Outcome in the Perception of Happiness</text:p>
      <text:h text:style-name="P35" text:outline-level="2"><text:bookmark-start text:name="__RefHeading___Toc1234_868749962"/><text:span text:style-name="T5">1.2 </text:span>Authorship<text:bookmark-end text:name="__RefHeading___Toc1234_868749962"/></text:h>
      <text:p text:style-name="P18">Ellen Schmidt, University of Osnabrück, Department of Cognitive Science, 5<text:span text:style-name="T6">th</text:span> Bachelor Semester</text:p>
      <text:h text:style-name="P35" text:outline-level="2"><text:bookmark-start text:name="__RefHeading___Toc1236_868749962"/><text:span text:style-name="T5">1.3 </text:span>Research Questions <text:bookmark-end text:name="__RefHeading___Toc1236_868749962"/></text:h>
      <text:p text:style-name="P20">Q1: In which way is the judgment of participants about the happiness of a story-character changed, based on the psychological states, intentions and actual outcomes of the li<text:span text:style-name="T23">f</text:span>es of the character? </text:p>
      <text:p text:style-name="P20">Q2: Further, how is the value of the character’s actual life perceived?</text:p>
      <text:h text:style-name="P35" text:outline-level="2"><text:bookmark-start text:name="__RefHeading___Toc1238_868749962"/><text:span text:style-name="T5">1.4 </text:span>Hypotheses<text:bookmark-end text:name="__RefHeading___Toc1238_868749962"/></text:h>
      <text:p text:style-name="P17"><text:span text:style-name="T13">H. A) </text:span>If intention and actual outcome align, the character will be perceived as happier than when they do not align. (directional)</text:p>
      <text:p text:style-name="P21">H. B) In the evaluation of the actual life <text:span text:style-name="T14">of the story character</text:span>, the outcome has more influence on the value than the intent. (directional)</text:p>
      <text:p text:style-name="P9"/>
      <text:h text:style-name="P33" text:outline-level="1"><text:bookmark-start text:name="__RefHeading___Toc1240_868749962"/><text:span text:style-name="T5">2. </text:span>Sampling Plan<text:bookmark-end text:name="__RefHeading___Toc1240_868749962"/></text:h>
      <text:h text:style-name="P36" text:outline-level="2"><text:bookmark-start text:name="__RefHeading___Toc1292_868749962"/><text:span text:style-name="T7">2.1 </text:span>Registration prior to creation of data<text:bookmark-end text:name="__RefHeading___Toc1292_868749962"/></text:h>
      <text:p text:style-name="P13">As of the date of submission of this research plan for preregistration, the data <text:span text:style-name="T7">which are going to be used </text:span>have not yet been collected, created, or realized. <text:tab/></text:p>
      <text:h text:style-name="P35" text:outline-level="2"><text:bookmark-start text:name="__RefHeading___Toc1290_868749962"/><text:span text:style-name="T5">2.2 </text:span>Explanation of existing data<text:bookmark-end text:name="__RefHeading___Toc1290_868749962"/></text:h>
      <text:p text:style-name="P19">Nevertheless, since this study will be in answer to another paper and study, their data have been seen and analyzed and influenced the decision for the hypotheses and their directions.</text:p>
      <text:p text:style-name="P25"><text:soft-page-break/>Further more a debug-data set was collected to test run the survey and in response to that, the experiment setup was adjusted slightly. This data is not going to be used in the following analysis.</text:p>
      <text:h text:style-name="P35" text:outline-level="2"><text:bookmark-start text:name="__RefHeading___Toc1242_868749962"/><text:span text:style-name="T5">2.3 </text:span>Data collection procedures<text:bookmark-end text:name="__RefHeading___Toc1242_868749962"/></text:h>
      <text:p text:style-name="P12"><text:span text:style-name="T4">Data will be collected through an online-survey. Results will be stored in</text:span> and retrieved from a database via the internet. </text:p>
      <text:p text:style-name="P12"/>
      <text:p text:style-name="P20">Recruitment: <text:tab/>Subjects will be recruited via mailing lists at the University of Osnabrück, as well as social media (Facebook) of the author. Participants will not be paid. </text:p>
      <text:p text:style-name="P14"/>
      <text:p text:style-name="P20">Inclusion/Exclusion: Anyone without sufficient understanding of the English language cannot take part in the study.</text:p>
      <text:h text:style-name="P35" text:outline-level="2"><text:bookmark-start text:name="__RefHeading___Toc1244_868749962"/><text:span text:style-name="T5">2.4 </text:span>Sample size<text:bookmark-end text:name="__RefHeading___Toc1244_868749962"/></text:h>
      <text:p text:style-name="P22">The number of participants will be limited to the amount <text:span text:style-name="T14">of people </text:span>taking part in the survey over the course of <text:span text:style-name="T14">two</text:span> weeks, <text:span text:style-name="T14">since it is expected that a longer time period combined with this way of recruiting would not result in a considerable larger number of participants. </text:span></text:p>
      <text:p text:style-name="P1"/>
      <text:h text:style-name="P33" text:outline-level="1"><text:bookmark-start text:name="__RefHeading___Toc1250_868749962"/><text:span text:style-name="T5">3. </text:span>Variables<text:bookmark-end text:name="__RefHeading___Toc1250_868749962"/></text:h>
      <text:h text:style-name="P35" text:outline-level="2"><text:bookmark-start text:name="__RefHeading___Toc1252_868749962"/><text:span text:style-name="T5">3.1 </text:span>Manipulated variables<text:bookmark-end text:name="__RefHeading___Toc1252_868749962"/></text:h>
      <text:p text:style-name="P22"><text:span text:style-name="T14">Both t</text:span>he intent of the character and the outcome of the story <text:span text:style-name="T14">are handled as unordered binary variables with the levels “</text:span>good” or “bad”. To convey this, the stories state a clear intention of the character wanting to harm or help his people in some form or another. The outcome will affect the whole population on an existential level.</text:p>
      <text:h text:style-name="P35" text:outline-level="2"><text:bookmark-start text:name="__RefHeading___Toc1254_868749962"/><text:span text:style-name="T5">3.2 </text:span>Measured variables<text:bookmark-end text:name="__RefHeading___Toc1254_868749962"/></text:h>
      <text:p text:style-name="P16">After participants read the story, the amount of happiness ascribed to the character by the participant will be measured <text:span text:style-name="T15">using a slider rating, which is divided, not visibly to the </text:span><text:soft-page-break/><text:span text:style-name="T15">participant, in steps of 1 ranging from 0 to 100.</text:span> <text:span text:style-name="T16">It will be treated as a continuous variable in the analysis.</text:span></text:p>
      <text:p text:style-name="P15">Also the participant’s opinion about the value of the character’s actual life, as well as the value of its perceived life will be measured <text:span text:style-name="T16">in the same way as above.</text:span></text:p>
      <text:h text:style-name="P37" text:outline-level="2"><text:bookmark-start text:name="__RefHeading___Toc1256_868749962"/><text:span text:style-name="T5">3.3 </text:span>Indices<text:bookmark-end text:name="__RefHeading___Toc1256_868749962"/></text:h>
      <text:p text:style-name="P27">A generalized linear regression model will be used to record dependencies, using the two independent binary factors “intent” and “outcome” as explanatory variables.</text:p>
      <text:p text:style-name="P30"/>
      <text:h text:style-name="P33" text:outline-level="1"><text:bookmark-start text:name="__RefHeading___Toc1258_868749962"/><text:span text:style-name="T5">4. </text:span>Design Plan<text:bookmark-end text:name="__RefHeading___Toc1258_868749962"/></text:h>
      <text:h text:style-name="P35" text:outline-level="2"><text:bookmark-start text:name="__RefHeading___Toc1260_868749962"/><text:span text:style-name="T5">4.1 </text:span>Study type<text:bookmark-end text:name="__RefHeading___Toc1260_868749962"/></text:h>
      <text:p text:style-name="P23">This study will be conducted as an online survey as an html-website, where the participant will be exposed to four randomized stories, <text:span text:style-name="T17">each exactly one instance of the four experimental conditions</text:span>. <text:span text:style-name="T17">It corresponds to a within-subject design, where participants see all logical conditions, albeit realized for different stimulus items (stories).</text:span></text:p>
      <text:h text:style-name="P35" text:outline-level="2"><text:bookmark-start text:name="__RefHeading___Toc1264_868749962"/><text:span text:style-name="T5">4.2 </text:span>Study design<text:bookmark-end text:name="__RefHeading___Toc1264_868749962"/></text:h>
      <text:p text:style-name="P11">Participants see a story about a fictitious character,<text:span text:style-name="T10"> their life-situation and recent events</text:span>. <text:span text:style-name="T10">Below the text, t</text:span>hey are <text:span text:style-name="T8">presented with the statement “X was happy.”</text:span> and <text:span text:style-name="T8">can </text:span>adjust a slider, ranging from "<text:span text:style-name="T8">Completely Disagree</text:span>" to "<text:span text:style-name="T8">Completely Agree</text:span>". <text:span text:style-name="T9">Furthermore there are two statements about X having led a good life, while only looking at the value of his actual and perceived life respectively. The sliders are identical to the first one. </text:span>Only when the slider-button has been moved, a next-button appear<text:span text:style-name="T9">s</text:span> and allow<text:span text:style-name="T9">s</text:span> the participant to continue.</text:p>
      <text:p text:style-name="P24">The stories are randomized.</text:p>
      <text:h text:style-name="P35" text:outline-level="2"><text:bookmark-start text:name="__RefHeading___Toc1266_868749962"/><text:span text:style-name="T5">4.3 </text:span>Randomization<text:bookmark-end text:name="__RefHeading___Toc1266_868749962"/></text:h>
      <text:p text:style-name="P10">Each story consists of three parts. <text:span text:style-name="T18">Looking at one</text:span> character the first part <text:span text:style-name="T9">is</text:span> always the same, describing the initial situation. The second part will be randomly assigned to either good or evil intent. The third part will contain <text:span text:style-name="T19">the brief information that the </text:span><text:soft-page-break/><text:span text:style-name="T19">character has died and </text:span>the <text:span text:style-name="T19">final </text:span>outcome <text:span text:style-name="T19">of his or her actions</text:span>, which is unique to the intent chosen beforehand, i.e. the third part is different for good outcome/good intent and good outcome/evil intent. So the story-combinations for one character branch out like a tree instead of a network. <text:span text:style-name="T9">In total there are 16 vignettes.</text:span></text:p>
      <text:p text:style-name="P10">As there are four different condition-sets and also four different characters, participants will have four trials, each with a random combination of a character and a condition-set.</text:p>
      <text:p text:style-name="P1"/>
      <text:h text:style-name="P34" text:outline-level="1"><text:bookmark-start text:name="__RefHeading___Toc1268_868749962"/><text:span text:style-name="T2">5. </text:span><text:span text:style-name="T1">Analysis Plan</text:span><text:bookmark-end text:name="__RefHeading___Toc1268_868749962"/></text:h>
      <text:h text:style-name="P37" text:outline-level="2"><text:bookmark-start text:name="__RefHeading___Toc1270_868749962"/><text:span text:style-name="T5">5.1 </text:span>Statistical models<text:bookmark-end text:name="__RefHeading___Toc1270_868749962"/></text:h>
      <text:p text:style-name="P28">A generalized linear model will be used with the cross-interactions of intent and outcome as formula (e.g. happiness ~ intent * outcome). Doing so for every response variable will <text:span text:style-name="T22">lead to</text:span> three sets of results eventually, where the coefficients will be looked at and explained according to relevance and significance.</text:p>
      <text:p text:style-name="P26"><text:span text:style-name="T21">explanatory variables:</text:span> intent, outcome</text:p>
      <text:p text:style-name="P26"><text:span text:style-name="T21">response variables</text:span><text:span text:style-name="T20">:</text:span> happiness, value of actual life, value of perceived life</text:p>
      <text:p text:style-name="P29">For comparability and visualization the me<text:span text:style-name="T23">ans</text:span> of each condition-subgroup will be calculated and presented side by side in a bar-diagramm. </text:p>
      <text:h text:style-name="P37" text:outline-level="2"><text:bookmark-start text:name="__RefHeading___Toc1276_868749962"/><text:span text:style-name="T5">5.2 </text:span>Inference criteria<text:bookmark-end text:name="__RefHeading___Toc1276_868749962"/></text:h>
      <text:p text:style-name="P5">One-tailed</text:p>
      <text:p text:style-name="P38"><text:span text:style-name="T11"> </text:span><text:span text:style-name="T12">= 0.05</text:span></text:p>
      <text:h text:style-name="P35" text:outline-level="2"><text:bookmark-start text:name="__RefHeading___Toc1278_868749962"/><text:span text:style-name="T5">5.3 </text:span>Data exclusion<text:bookmark-end text:name="__RefHeading___Toc1278_868749962"/></text:h>
      <text:p text:style-name="P31">Since it takes some time to read the text and understand it, anyone need<text:span text:style-name="T18">ing</text:span> less than 20 seconds per trial will be excluded.</text:p>
      <text:h text:style-name="P37" text:outline-level="2"><text:bookmark-start text:name="__RefHeading___Toc1280_868749962"/><text:span text:style-name="T5">5.4 </text:span>Missing data<text:bookmark-end text:name="__RefHeading___Toc1280_868749962"/></text:h>
      <text:p text:style-name="P32"><text:span text:style-name="T23">Data from any participant with m</text:span>issing data <text:span text:style-name="T23">will</text:span> be excluded. </text:p>
      <text:p text:style-name="P2"/>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SymbolMT" svg:font-family="SymbolMT"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Arial" fo:font-size="11pt" fo:language="en" fo:country="US" style:letter-kerning="false" style:font-name-asian="Arial2" style:font-size-asian="11pt" style:language-asian="en" style:country-asian="US"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Arial" fo:font-size="11pt" fo:language="en" fo:country="US" style:letter-kerning="false" style:font-name-asian="Arial2" style:font-size-asian="11pt" style:language-asian="en" style:country-asian="U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next-style-name="Normal1" style:default-outline-level="1" style:list-style-name="" style:class="text">
      <style:paragraph-properties fo:margin-top="0.353cm" fo:margin-bottom="0cm" loext:contextual-spacing="true"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next-style-name="Normal1" style:default-outline-level="2" style:list-style-name="" style:class="text">
      <style:paragraph-properties fo:margin-top="0.353cm" fo:margin-bottom="0cm" loext:contextual-spacing="true"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next-style-name="Normal1" style:default-outline-level="3" style:list-style-name="" style:class="text">
      <style:paragraph-properties fo:margin-top="0.282cm" fo:margin-bottom="0cm" loext:contextual-spacing="true"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next-style-name="Normal1" style:default-outline-level="4" style:list-style-name="" style:class="text">
      <style:paragraph-properties fo:margin-top="0.282cm" fo:margin-bottom="0cm" loext:contextual-spacing="true" fo:keep-together="always" fo:keep-with-next="always"/>
      <style:text-properties fo:color="#666666"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5" style:display-name="Heading 5" style:family="paragraph" style:next-style-name="Normal1" style:default-outline-level="5" style:list-style-name="" style:class="text">
      <style:paragraph-properties fo:margin-top="0.282cm" fo:margin-bottom="0cm" loext:contextual-spacing="true" fo:keep-together="always" fo:keep-with-next="always"/>
      <style:text-properties fo:color="#666666"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next-style-name="Normal1" style:default-outline-level="6" style:list-style-name="" style:class="text">
      <style:paragraph-properties fo:margin-top="0.282cm" fo:margin-bottom="0cm" loext:contextual-spacing="true" fo:keep-together="always" fo:keep-with-next="always"/>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Normal1" style:family="paragraph" style:default-outline-level="">
      <style:paragraph-properties fo:text-align="start" style:justify-single-word="false" fo:orphans="2" fo:widows="2" style:writing-mode="lr-tb"/>
    </style:style>
    <style:style style:name="Title" style:family="paragraph" style:parent-style-name="Normal1" style:next-style-name="Normal1" style:default-outline-level="" style:class="chapter">
      <style:paragraph-properties fo:margin-top="0cm" fo:margin-bottom="0cm" loext:contextual-spacing="true"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1" style:next-style-name="Normal1" style:default-outline-level="" style:class="chapter">
      <style:paragraph-properties fo:margin-top="0cm" fo:margin-bottom="0.353cm" loext:contextual-spacing="true"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1.905cm" fo:margin-left="2.54cm"/>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4.445cm" fo:margin-left="5.08cm"/>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5.715cm" fo:margin-left="6.35cm"/>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9.525cm" fo:margin-left="10.16cm"/>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nel Ka</meta:initial-creator>
    <meta:editing-cycles>29</meta:editing-cycles>
    <meta:creation-date>2018-09-12T11:37:00</meta:creation-date>
    <dc:date>2018-11-15T11:03:44.502000000</dc:date>
    <meta:editing-duration>PT1H37M51S</meta:editing-duration>
    <meta:generator>LibreOffice/6.1.0.3$Windows_X86_64 LibreOffice_project/efb621ed25068d70781dc026f7e9c5187a4decd1</meta:generator>
    <meta:document-statistic meta:table-count="0" meta:image-count="0" meta:object-count="0" meta:page-count="5" meta:paragraph-count="78" meta:word-count="1045" meta:character-count="6360" meta:non-whitespace-character-count="5382"/>
    <meta:user-defined meta:name="AppVersion">15.0000</meta:user-defined>
    <meta:user-defined meta:name="Company">Center for Open Scien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